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color="#2a6099" loext:opacity="100%" officeooo:paragraph-rsid="00256c1a"/>
    </style:style>
    <style:style style:name="P2" style:family="paragraph" style:parent-style-name="Standard">
      <style:paragraph-properties style:writing-mode="lr-tb"/>
      <style:text-properties fo:color="#2a6099" loext:opacity="100%" officeooo:paragraph-rsid="0028de75"/>
    </style:style>
    <style:style style:name="P3" style:family="paragraph" style:parent-style-name="Standard">
      <style:paragraph-properties style:writing-mode="lr-tb"/>
      <style:text-properties fo:color="#2a6099" loext:opacity="100%" style:font-name="sans-serif" fo:font-size="8pt" officeooo:paragraph-rsid="001bcb41"/>
    </style:style>
    <style:style style:name="P4" style:family="paragraph" style:parent-style-name="Standard">
      <style:paragraph-properties style:writing-mode="lr-tb"/>
      <style:text-properties fo:color="#2a6099" loext:opacity="100%" style:font-name="sans-serif" fo:font-size="8pt" officeooo:paragraph-rsid="001cfb51"/>
    </style:style>
    <style:style style:name="P5" style:family="paragraph" style:parent-style-name="Standard">
      <style:paragraph-properties style:writing-mode="lr-tb"/>
      <style:text-properties fo:color="#2a6099" loext:opacity="100%" style:font-name="sans-serif" fo:font-size="8pt" officeooo:paragraph-rsid="001f24c9"/>
    </style:style>
    <style:style style:name="P6" style:family="paragraph" style:parent-style-name="Standard">
      <style:paragraph-properties style:writing-mode="lr-tb"/>
      <style:text-properties fo:color="#2a6099" loext:opacity="100%" style:font-name="sans-serif" fo:font-size="8pt" officeooo:paragraph-rsid="00210f90"/>
    </style:style>
    <style:style style:name="P7" style:family="paragraph" style:parent-style-name="Standard">
      <style:paragraph-properties style:writing-mode="lr-tb"/>
      <style:text-properties fo:color="#2a6099" loext:opacity="100%" style:font-name="sans-serif" fo:font-size="8pt" officeooo:paragraph-rsid="00220a81"/>
    </style:style>
    <style:style style:name="P8" style:family="paragraph" style:parent-style-name="Standard">
      <style:paragraph-properties style:writing-mode="lr-tb"/>
      <style:text-properties fo:color="#2a6099" loext:opacity="100%" style:font-name="sans-serif" fo:font-size="8pt" officeooo:paragraph-rsid="0024850c"/>
    </style:style>
    <style:style style:name="P9" style:family="paragraph" style:parent-style-name="Standard">
      <style:paragraph-properties style:writing-mode="lr-tb"/>
      <style:text-properties fo:color="#2a6099" loext:opacity="100%" style:font-name="sans-serif" fo:font-size="8pt" officeooo:paragraph-rsid="00256c1a"/>
    </style:style>
    <style:style style:name="P10" style:family="paragraph" style:parent-style-name="Standard">
      <style:paragraph-properties style:writing-mode="lr-tb"/>
      <style:text-properties fo:color="#2a6099" loext:opacity="100%" style:font-name="sans-serif" fo:font-size="11.5pt" officeooo:paragraph-rsid="00256c1a"/>
    </style:style>
    <style:style style:name="P11" style:family="paragraph" style:parent-style-name="Standard">
      <style:paragraph-properties style:writing-mode="lr-tb"/>
      <style:text-properties fo:color="#2a6099" loext:opacity="100%" style:font-name="sans-serif" fo:font-size="10.5pt" officeooo:paragraph-rsid="00256c1a"/>
    </style:style>
    <style:style style:name="P12" style:family="paragraph" style:parent-style-name="Standard">
      <style:paragraph-properties fo:text-align="center" style:justify-single-word="false" style:writing-mode="lr-tb"/>
      <style:text-properties fo:color="#2a6099" loext:opacity="100%" officeooo:paragraph-rsid="002ab01d"/>
    </style:style>
    <style:style style:name="P13" style:family="paragraph" style:parent-style-name="Standard">
      <style:paragraph-properties fo:text-align="center" style:justify-single-word="false" style:writing-mode="lr-tb"/>
      <style:text-properties fo:color="#2a6099" loext:opacity="100%" officeooo:paragraph-rsid="00256c1a"/>
    </style:style>
    <style:style style:name="P14" style:family="paragraph" style:parent-style-name="Standard">
      <style:paragraph-properties style:writing-mode="lr-tb"/>
      <style:text-properties fo:color="#000000" loext:opacity="100%" fo:font-size="12pt" officeooo:rsid="001bcb41" officeooo:paragraph-rsid="001bcb41" style:font-size-asian="12pt" style:font-size-complex="12pt"/>
    </style:style>
    <style:style style:name="P15" style:family="paragraph" style:parent-style-name="Standard">
      <style:paragraph-properties style:writing-mode="lr-tb"/>
      <style:text-properties fo:color="#000000" loext:opacity="100%" fo:font-size="12pt" officeooo:rsid="001f24c9" officeooo:paragraph-rsid="001f24c9" style:font-size-asian="10.5pt" style:font-size-complex="12pt"/>
    </style:style>
    <style:style style:name="P16" style:family="paragraph" style:parent-style-name="Standard">
      <style:paragraph-properties style:writing-mode="lr-tb"/>
      <style:text-properties fo:color="#000000" loext:opacity="100%" officeooo:rsid="0028de75" officeooo:paragraph-rsid="0028de75"/>
    </style:style>
    <style:style style:name="P17" style:family="paragraph" style:parent-style-name="Standard">
      <style:paragraph-properties style:writing-mode="lr-tb"/>
      <style:text-properties fo:color="#000000" loext:opacity="100%" style:font-name="sans-serif" fo:font-size="12pt" officeooo:rsid="001bcb41" officeooo:paragraph-rsid="001bcb41" style:font-size-asian="10.5pt" style:font-size-complex="12pt"/>
    </style:style>
    <style:style style:name="P18" style:family="paragraph" style:parent-style-name="Standard">
      <style:paragraph-properties style:writing-mode="lr-tb"/>
      <style:text-properties fo:color="#000000" loext:opacity="100%" style:font-name="sans-serif" fo:font-size="12pt" officeooo:rsid="001cfb51" officeooo:paragraph-rsid="001cfb51" style:font-size-asian="10.5pt" style:font-size-complex="12pt"/>
    </style:style>
    <style:style style:name="P19" style:family="paragraph" style:parent-style-name="Standard">
      <style:paragraph-properties style:writing-mode="lr-tb"/>
      <style:text-properties fo:color="#000000" loext:opacity="100%" style:font-name="sans-serif" fo:font-size="12pt" officeooo:rsid="00210f90" officeooo:paragraph-rsid="00210f90" style:font-size-asian="10.5pt" style:font-size-complex="12pt"/>
    </style:style>
    <style:style style:name="P20" style:family="paragraph" style:parent-style-name="Standard">
      <style:paragraph-properties style:writing-mode="lr-tb"/>
      <style:text-properties fo:color="#000000" loext:opacity="100%" style:font-name="sans-serif" fo:font-size="12pt" officeooo:rsid="00220a81" officeooo:paragraph-rsid="00220a81" style:font-size-asian="10.5pt" style:font-size-complex="12pt"/>
    </style:style>
    <style:style style:name="P21" style:family="paragraph" style:parent-style-name="Standard">
      <style:paragraph-properties style:writing-mode="lr-tb"/>
      <style:text-properties fo:color="#000000" loext:opacity="100%" style:font-name="sans-serif" fo:font-size="12pt" officeooo:paragraph-rsid="001bcb41" style:font-size-asian="12pt" style:font-size-complex="12pt"/>
    </style:style>
    <style:style style:name="P22" style:family="paragraph" style:parent-style-name="Standard">
      <style:paragraph-properties style:writing-mode="lr-tb"/>
      <style:text-properties fo:color="#000000" loext:opacity="100%" style:font-name="sans-serif" fo:font-size="12pt" officeooo:rsid="0024850c" officeooo:paragraph-rsid="0024850c" style:font-size-asian="12pt" style:font-size-complex="12pt"/>
    </style:style>
    <style:style style:name="P23" style:family="paragraph" style:parent-style-name="Standard">
      <style:paragraph-properties style:writing-mode="lr-tb"/>
      <style:text-properties fo:color="#000000" loext:opacity="100%" style:font-name="sans-serif" fo:font-size="12pt" officeooo:rsid="00256c1a" officeooo:paragraph-rsid="00256c1a" style:font-size-asian="12pt" style:font-size-complex="12pt"/>
    </style:style>
    <style:style style:name="P24" style:family="paragraph" style:parent-style-name="Standard">
      <style:paragraph-properties style:writing-mode="lr-tb"/>
      <style:text-properties fo:color="#000000" loext:opacity="100%" style:font-name="sans-serif" fo:font-size="12pt" officeooo:paragraph-rsid="00256c1a" style:font-size-asian="12pt" style:font-size-complex="12pt"/>
    </style:style>
    <style:style style:name="P25" style:family="paragraph" style:parent-style-name="Standard">
      <style:paragraph-properties style:writing-mode="lr-tb"/>
      <style:text-properties fo:color="#000000" loext:opacity="100%" style:font-name="sans-serif" fo:font-size="12pt" officeooo:rsid="0026f331" officeooo:paragraph-rsid="0026f331" style:font-size-asian="12pt" style:font-size-complex="12pt"/>
    </style:style>
    <style:style style:name="P26" style:family="paragraph" style:parent-style-name="Standard">
      <style:paragraph-properties style:writing-mode="lr-tb"/>
      <style:text-properties fo:color="#000000" loext:opacity="100%" style:font-name="sans-serif" fo:font-size="12pt" officeooo:rsid="0028de75" officeooo:paragraph-rsid="0028de75" style:font-size-asian="12pt" style:font-size-complex="12pt"/>
    </style:style>
    <style:style style:name="P27" style:family="paragraph" style:parent-style-name="Standard">
      <style:paragraph-properties style:writing-mode="lr-tb"/>
      <style:text-properties fo:color="#000000" loext:opacity="100%" style:font-name="sans-serif" fo:font-size="12pt" officeooo:rsid="0029fac3" officeooo:paragraph-rsid="0029fac3" style:font-size-asian="12pt" style:font-size-complex="12pt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loext:opacity="100%" style:font-name="sans-serif" fo:font-size="12pt" officeooo:paragraph-rsid="0026f331" style:font-size-asian="12pt" style:font-size-complex="12pt"/>
    </style:style>
    <style:style style:name="P29" style:family="paragraph" style:parent-style-name="Standard">
      <style:paragraph-properties fo:text-align="center" style:justify-single-word="false" style:writing-mode="lr-tb"/>
      <style:text-properties fo:color="#000000" loext:opacity="100%" style:text-underline-style="solid" style:text-underline-width="auto" style:text-underline-color="font-color" officeooo:paragraph-rsid="00256c1a"/>
    </style:style>
    <style:style style:name="P30" style:family="paragraph" style:parent-style-name="Standard">
      <style:paragraph-properties style:writing-mode="lr-tb"/>
      <style:text-properties officeooo:paragraph-rsid="0024850c"/>
    </style:style>
    <style:style style:name="P31" style:family="paragraph" style:parent-style-name="Standard">
      <style:paragraph-properties style:writing-mode="lr-tb"/>
      <style:text-properties style:font-name="sans-serif" fo:font-size="8pt" officeooo:paragraph-rsid="001bcb41"/>
    </style:style>
    <style:style style:name="P32" style:family="paragraph" style:parent-style-name="Standard">
      <style:paragraph-properties fo:text-align="center" style:justify-single-word="false" style:writing-mode="lr-tb"/>
      <style:text-properties officeooo:paragraph-rsid="001bcb41"/>
    </style:style>
    <style:style style:name="P33" style:family="paragraph" style:parent-style-name="Standard">
      <style:paragraph-properties fo:text-align="center" style:justify-single-word="false" style:writing-mode="lr-tb"/>
      <style:text-properties officeooo:paragraph-rsid="001cfb51"/>
    </style:style>
    <style:style style:name="P34" style:family="paragraph" style:parent-style-name="Standard">
      <style:paragraph-properties fo:text-align="center" style:justify-single-word="false" style:writing-mode="lr-tb"/>
      <style:text-properties officeooo:paragraph-rsid="001f24c9"/>
    </style:style>
    <style:style style:name="P35" style:family="paragraph" style:parent-style-name="Standard">
      <style:paragraph-properties fo:text-align="center" style:justify-single-word="false" style:writing-mode="lr-tb"/>
      <style:text-properties officeooo:paragraph-rsid="00210f90"/>
    </style:style>
    <style:style style:name="P36" style:family="paragraph" style:parent-style-name="Standard">
      <style:paragraph-properties fo:text-align="center" style:justify-single-word="false" style:writing-mode="lr-tb"/>
      <style:text-properties officeooo:paragraph-rsid="00220a81"/>
    </style:style>
    <style:style style:name="P37" style:family="paragraph" style:parent-style-name="Standard">
      <style:paragraph-properties fo:text-align="center" style:justify-single-word="false" style:writing-mode="lr-tb"/>
      <style:text-properties officeooo:paragraph-rsid="0024850c"/>
    </style:style>
    <style:style style:name="P38" style:family="paragraph" style:parent-style-name="Standard">
      <style:paragraph-properties fo:text-align="center" style:justify-single-word="false" style:writing-mode="lr-tb"/>
      <style:text-properties officeooo:paragraph-rsid="00256c1a"/>
    </style:style>
    <style:style style:name="P39" style:family="paragraph" style:parent-style-name="Text_20_body">
      <style:paragraph-properties style:writing-mode="lr-tb"/>
      <style:text-properties fo:font-size="12pt" officeooo:paragraph-rsid="001bcb41" style:font-size-asian="12pt" style:font-size-complex="12pt"/>
    </style:style>
    <style:style style:name="P40" style:family="paragraph" style:parent-style-name="Standard">
      <style:paragraph-properties style:writing-mode="lr-tb"/>
      <style:text-properties fo:color="#000000" loext:opacity="100%" style:font-name="sans-serif" fo:font-size="12pt" officeooo:rsid="0026f331" officeooo:paragraph-rsid="00256c1a" style:font-size-asian="12pt" style:font-size-complex="12pt"/>
    </style:style>
    <style:style style:name="P41" style:family="paragraph" style:parent-style-name="Standard">
      <style:paragraph-properties fo:text-align="center" style:justify-single-word="false" style:writing-mode="lr-tb"/>
      <style:text-properties fo:color="#2a6099" loext:opacity="100%" style:font-name="sans-serif" fo:font-size="8pt" officeooo:paragraph-rsid="00256c1a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8pt"/>
    </style:style>
    <style:style style:name="T3" style:family="text">
      <style:text-properties style:font-name="sans-serif" fo:font-size="23pt"/>
    </style:style>
    <style:style style:name="T4" style:family="text">
      <style:text-properties style:font-name="sans-serif" fo:font-size="11.5pt"/>
    </style:style>
    <style:style style:name="T5" style:family="text">
      <style:text-properties style:font-name="sans-serif" fo:font-size="10.5pt"/>
    </style:style>
    <style:style style:name="T6" style:family="text">
      <style:text-properties style:font-name="sans-serif" officeooo:rsid="001bcb41"/>
    </style:style>
    <style:style style:name="T7" style:family="text">
      <style:text-properties style:font-name="sans-serif" officeooo:rsid="001fbb7e"/>
    </style:style>
    <style:style style:name="T8" style:family="text">
      <style:text-properties officeooo:rsid="001bcb41"/>
    </style:style>
    <style:style style:name="T9" style:family="text">
      <style:text-properties fo:color="#2a6099" loext:opacity="100%"/>
    </style:style>
    <style:style style:name="T10" style:family="text">
      <style:text-properties fo:color="#2a6099" loext:opacity="100%" style:font-name="sans-serif" fo:font-size="10.5pt"/>
    </style:style>
    <style:style style:name="T11" style:family="text">
      <style:text-properties fo:color="#2a6099" loext:opacity="100%" style:font-name="sans-serif" fo:font-size="8pt"/>
    </style:style>
    <style:style style:name="T12" style:family="text">
      <style:text-properties fo:color="#2a6099" loext:opacity="100%" style:font-name="sans-serif" fo:font-size="11.5pt"/>
    </style:style>
    <style:style style:name="T13" style:family="text">
      <style:text-properties fo:color="#2a6099" loext:opacity="100%" officeooo:rsid="002ee484"/>
    </style:style>
    <style:style style:name="T14" style:family="text">
      <style:text-properties fo:color="#000000" loext:opacity="100%" style:font-name="sans-serif" fo:font-size="12pt" style:font-size-asian="12pt" style:font-size-complex="12pt"/>
    </style:style>
    <style:style style:name="T15" style:family="text">
      <style:text-properties fo:color="#000000" loext:opacity="100%" style:font-name="sans-serif" fo:font-size="10.5pt" style:text-underline-style="solid" style:text-underline-width="auto" style:text-underline-color="font-color"/>
    </style:style>
    <style:style style:name="T16" style:family="text">
      <style:text-properties fo:color="#000000" loext:opacity="100%" style:font-name="sans-serif" fo:font-size="10.5pt" style:text-underline-style="solid" style:text-underline-width="auto" style:text-underline-color="font-color" style:font-size-asian="10.5pt" style:font-size-complex="10.5pt"/>
    </style:style>
    <style:style style:name="T17" style:family="text">
      <style:text-properties fo:color="#000000" loext:opacity="100%" fo:font-size="12pt" style:font-size-asian="12pt" style:font-size-complex="12pt"/>
    </style:style>
    <style:style style:name="T18" style:family="text">
      <style:text-properties fo:color="#000000" loext:opacity="100%" fo:font-size="12pt" officeooo:rsid="0028de75" style:font-size-asian="12pt" style:font-size-complex="12pt"/>
    </style:style>
    <style:style style:name="T19" style:family="text">
      <style:text-properties fo:color="#000000" loext:opacity="100%" style:text-underline-style="solid" style:text-underline-width="auto" style:text-underline-color="font-color"/>
    </style:style>
    <style:style style:name="T20" style:family="text">
      <style:text-properties fo:color="#000000" loext:opacity="100%" fo:font-size="10.5pt" style:text-underline-style="solid" style:text-underline-width="auto" style:text-underline-color="font-color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3">Cahier des Charge (CDC)</text:span><text:bookmark text:name="page3R_mcid2"/><text:bookmark text:name="page3R_mcid1"/><text:line-break/><text:span text:style-name="T2">La rédaction du CDC se fait après que le client (interne ou externe)</text:span> <text:span text:style-name="T2">a</text:span> <text:span text:style-name="T2">mis en évidence un besoin et qu’une solution</text:span><text:line-break/><text:span text:style-name="T2">a été choisie (en général, après l’appel d’offre, voir après la réponse au client). Le CDC permet de reformuler le</text:span><text:line-break/><text:span text:style-name="T2">besoin du client et de délimiter le périmètre fonctionnel du projet. Il est rarement fourni par le client et doit être</text:span><text:line-break/><text:span text:style-name="T2">établi par les équipes projets (ou service spécialisé, s’il existe). C’est un document contractuel qui rend compte</text:span><text:line-break/><text:span text:style-name="T2">du point de vue du client, et qui</text:span> <text:span text:style-name="T2">doit</text:span> <text:span text:style-name="T2">être approuvé par ce dernier.</text:span></text:p>
      <text:p text:style-name="P12"><text:bookmark text:name="page3R_mcid5"/><text:line-break/><text:span text:style-name="T4">Introduction</text:span><text:bookmark text:name="page3R_mcid6"/><text:line-break/><text:span text:style-name="T2">Nom du projet, du produit et description sommaire.</text:span></text:p>
      <text:p text:style-name="P31"/>
      <text:p text:style-name="P39"><text:span text:style-name="T1">Breizhibus souhaite informatiser la gestion de ses lignes de bus. La société souhaite proposer une appli qui </text:span>permette aux usagers de consulter les lignes de bus et les arrêts, <text:span text:style-name="T8">et qui </text:span>permette à ses employ<text:span text:style-name="T8">és</text:span> de mettre à jour simplement les données. </text:p>
      <text:p text:style-name="P32"><text:span text:style-name="T10">Motivations</text:span><text:bookmark text:name="page3R_mcid8"/><text:span text:style-name="T9"><text:line-break/></text:span><text:span text:style-name="T16">Le client</text:span><text:bookmark text:name="page3R_mcid9"/><text:span text:style-name="T9"><text:line-break/></text:span><text:span text:style-name="T11">Qui est-il, quelle est son activité.</text:span></text:p>
      <text:p text:style-name="P3"/>
      <text:p text:style-name="P14"><text:span text:style-name="T6">L</text:span><text:span text:style-name="T1">e client est une entreprise de transport nommée Breizhibus</text:span></text:p>
      <text:p text:style-name="P32"><text:span text:style-name="T16">Le problème</text:span><text:bookmark text:name="page3R_mcid11"/><text:span text:style-name="T9"><text:line-break/></text:span><text:span text:style-name="T11">La problématique générale soumise à l’étude</text:span><text:span text:style-name="T9"> </text:span><text:span text:style-name="T11">dans le cadre du projet.</text:span></text:p>
      <text:p text:style-name="P3"/>
      <text:p text:style-name="P17">Ils cherchent a créer une application pour gérer leurs réseau de transport aussi bien pour ses employées que pour les prestataires</text:p>
      <text:p text:style-name="P32"><text:span text:style-name="T16">L’existant</text:span><text:bookmark text:name="page3R_mcid13"/><text:span text:style-name="T9"><text:line-break/></text:span><text:span text:style-name="T11">Comment le problème évoqué au-dessus est actuellement traité.</text:span></text:p>
      <text:p text:style-name="P3"/>
      <text:p text:style-name="P21">Un prestataire précédent à informatiser toutes les données sous la forme d'une base MySQL</text:p>
      <text:p text:style-name="P33"><text:span text:style-name="T16">Le besoin non satisfait</text:span><text:bookmark text:name="page3R_mcid15"/><text:span text:style-name="T9"><text:line-break/></text:span><text:span text:style-name="T11">Les points qui posent</text:span><text:span text:style-name="T9"> </text:span><text:span text:style-name="T11">un problème</text:span><text:span text:style-name="T9"> </text:span><text:span text:style-name="T11">sur l’existant, et donc à résoudre par l’étude.</text:span></text:p>
      <text:p text:style-name="P4"/>
      <text:p text:style-name="P21">la mise à jour ne se fait qu'en requête SQL. Personne n'ayant cette compétence en interne, Breizhibus est obligé de passer par le prestataire, qui facture chaque intervension. </text:p>
      <text:p text:style-name="P33"><text:span text:style-name="T16">Les objectifs</text:span><text:bookmark text:name="page3R_mcid17"/><text:span text:style-name="T9"><text:line-break/></text:span><text:span text:style-name="T11">Les points retenus à traiter dans le cadre du projet.</text:span></text:p>
      <text:p text:style-name="P4"/>
      <text:p text:style-name="P18">Avoir une indépendance au niveau de la mise a jour de la base de données</text:p>
      <text:p text:style-name="P34"><text:span text:style-name="T9"><text:s/></text:span><text:span text:style-name="T10">Contexte</text:span><text:bookmark text:name="page3R_mcid19"/><text:span text:style-name="T9"><text:line-break/></text:span><text:span text:style-name="T16">Précisions sur le client</text:span><text:bookmark text:name="page3R_mcid20"/><text:span text:style-name="T9"><text:line-break/></text:span><text:span text:style-name="T11">Précision sur le métier du client, s’il y a lieu, ou détail de l’environnement de travail pouvant influencer la</text:span><text:span text:style-name="T9"><text:line-break/></text:span><text:span text:style-name="T11">compréhension du sujet.</text:span></text:p>
      <text:p text:style-name="P5"/>
      <text:p text:style-name="P15"><text:span text:style-name="T1">C’est une entreprise qui gère les transports </text:span><text:span text:style-name="T7">(</text:span><text:span text:style-name="T1">bus</text:span><text:span text:style-name="T7">)</text:span></text:p>
      <text:p text:style-name="P35"><text:span text:style-name="T16">Marché</text:span><text:bookmark text:name="page3R_mcid22"/><text:span text:style-name="T9"><text:line-break/></text:span><text:span text:style-name="T11">L’environnement économique et les enjeux commerciaux.</text:span></text:p>
      <text:p text:style-name="P6"/>
      <text:p text:style-name="P19">L’enjeu commercial est de ne plus faire appel a un prestataire extérieur pour mettre a jour la base de données</text:p>
      <text:p text:style-name="P36"><text:bookmark text:name="page3R_mcid23"/><text:span text:style-name="T9"><text:line-break/></text:span><text:span text:style-name="T12">Documentation</text:span><text:bookmark text:name="page3R_mcid24"/><text:span text:style-name="T9"><text:line-break/></text:span><text:span text:style-name="T13">T</text:span><text:span text:style-name="T15">erminologie métier</text:span><text:bookmark text:name="page3R_mcid25"/><text:span text:style-name="T9"><text:line-break/></text:span><text:span text:style-name="T11">Vocabulaire spécifique au métier, dans le cadre du projet.</text:span></text:p>
      <text:p text:style-name="P7"/>
      <text:p text:style-name="P20">Ligne : nom du trajet qu’un même bus emprunte pour transporter ses usagés</text:p>
      <text:p text:style-name="P37"><text:span text:style-name="T15">Bibliographie succincte</text:span><text:bookmark text:name="page3R_mcid27"/><text:span text:style-name="T9"><text:line-break/></text:span><text:span text:style-name="T11">Documentation indispensable à la réalisation du projet, s’il y a lieu.</text:span></text:p>
      <text:p text:style-name="P8"/>
      <text:p text:style-name="P30"><text:a xlink:type="simple" xlink:href="https://simplonline-v3-prod.s3.eu-west-3.amazonaws.com/media/file/pdf/c6fd04ce-7490-49c0-aa0f-b696bb07c154.pdf" office:target-frame-name="_blank" xlink:show="new" text:style-name="Internet_20_link" text:visited-style-name="Visited_20_Internet_20_Link"><text:span text:style-name="T14">Rappel bdd Breizhibus</text:span></text:a></text:p>
      <text:p text:style-name="P8"/>
      <text:p text:style-name="P37"><text:bookmark text:name="page3R_mcid28"/><text:soft-page-break/><text:span text:style-name="T9"><text:line-break/></text:span><text:span text:style-name="T12">Profil des utilisateurs finaux</text:span><text:bookmark text:name="page3R_mcid29"/><text:span text:style-name="T9"><text:line-break/></text:span><text:span text:style-name="T15">En utilisation</text:span><text:bookmark text:name="page3R_mcid30"/><text:span text:style-name="T9"><text:line-break/></text:span><text:span text:style-name="T11">Profil et compétences des futurs utilisateurs du système.</text:span></text:p>
      <text:p text:style-name="P8"/>
      <text:p text:style-name="P22">Particulier et chauffeurs de bus sans compétences particulières en informatique bdd etc</text:p>
      <text:p text:style-name="P38"><text:span text:style-name="T15">En exploitation</text:span><text:bookmark text:name="page25R_mcid1"/><text:span text:style-name="T9"><text:line-break/></text:span><text:span text:style-name="T11">Profils</text:span><text:span text:style-name="T9"> </text:span><text:span text:style-name="T11">et compétences des futurs responsables de l’exploitation du système.</text:span></text:p>
      <text:p text:style-name="P9"/>
      <text:p text:style-name="P23">Les futurs responsables de l’exploitation du système sont inconnus probablement le chef d’entreprise</text:p>
      <text:p text:style-name="P41"><text:span text:style-name="T11"/></text:p>
      <text:p text:style-name="P25">Avoir besoin de compétences particulières pour être mis a jour</text:p>
      <text:p text:style-name="P10"/>
      <text:p text:style-name="P38"><text:span text:style-name="T12">Contrainte du système</text:span><text:bookmark text:name="page25R_mcid30"/><text:span text:style-name="T9"><text:line-break/></text:span></text:p>
      <text:p text:style-name="P38"><text:span text:style-name="T15">Contraintes matérielles</text:span><text:bookmark text:name="page25R_mcid31"/><text:span text:style-name="T9"><text:line-break/></text:span><text:span text:style-name="T11">Configuration, machines de déploiement, compatibilité avec d’autres systèmes…</text:span></text:p>
      <text:p text:style-name="P11"/>
      <text:p text:style-name="P27">les utilisateurs doivent pouvoir consulter les lignes depuis chez eux </text:p>
      <text:p text:style-name="P40"/>
      <text:p text:style-name="P11"/>
      <text:p text:style-name="P38"><text:span text:style-name="T15">Contraintes fonctionnelles</text:span><text:bookmark text:name="page25R_mcid35"/><text:span text:style-name="T9"><text:line-break/></text:span><text:span text:style-name="T11">Personnel, Ressources consommables, sécurité…</text:span></text:p>
      <text:p text:style-name="P9"/>
      <text:p text:style-name="P25">pas de contrainte fictionnelles mais les données ne peuvent être changé par n’importe qui </text:p>
      <text:p text:style-name="P24"/>
      <text:p text:style-name="P38"><text:span text:style-name="T15">Contraintes d’ergonomie</text:span><text:bookmark text:name="page25R_mcid37"/><text:span text:style-name="T9"><text:line-break/></text:span><text:span text:style-name="T11">En relation avec les profils utilisateurs décrits</text:span><text:span text:style-name="T9"> </text:span><text:span text:style-name="T11">plus haut.</text:span></text:p>
      <text:p text:style-name="P24"/>
      <text:p text:style-name="P26">Doit être intuitif et clair de lecture</text:p>
      <text:p text:style-name="P11"/>
      <text:p text:style-name="P38"><text:span text:style-name="T15">Autres facteurs de qualité exigés par le client</text:span><text:bookmark text:name="page25R_mcid39"/><text:span text:style-name="T9"><text:line-break/></text:span><text:span text:style-name="T11">Fiabilité, intégration, portabilité, maintenabilité...</text:span></text:p>
      <text:p text:style-name="P10"/>
      <text:p text:style-name="P13"><text:span text:style-name="T4">Aspects contractuels</text:span><text:bookmark text:name="page27R_mcid1"/><text:line-break/></text:p>
      <text:p text:style-name="P29"><text:span text:style-name="T5">Délais et protocole de livraison</text:span></text:p>
      <text:p text:style-name="P2"><text:span text:style-name="T2">Echéances prévues, date de livraison, produits à fournir (sous quelles formes</text:span> <text:span text:style-name="T2">?), documentation à fournir,</text:span><text:line-break/><text:span text:style-name="T2">conditionnement, délais de maintenance, formations prévues</text:span> <text:span text:style-name="T2">? .…</text:span></text:p>
      <text:p text:style-name="P2"><text:bookmark text:name="page27R_mcid3"/><text:line-break/><text:span text:style-name="T17"> </text:span><text:span text:style-name="T18">à rendre pour <text:s/>jeudi 3 mars 2022</text:span></text:p>
      <text:p text:style-name="P11"/>
      <text:p text:style-name="P13"><text:span text:style-name="T15">Aspect juridique et commerciaux</text:span><text:bookmark text:name="page27R_mcid4"/><text:line-break/><text:span text:style-name="T2">Confidentialité, droit sur les produits et la création, licence, copyright à déposer…</text:span></text:p>
      <text:p text:style-name="P1"/>
      <text:p text:style-name="P16">pas de licence ou de contrat juridique particuli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09:26:49.970000000</dc:date>
    <meta:editing-duration>PT2H48M29S</meta:editing-duration>
    <meta:editing-cycles>15</meta:editing-cycles>
    <meta:generator>LibreOffice/7.1.6.2$Windows_X86_64 LibreOffice_project/0e133318fcee89abacd6a7d077e292f1145735c3</meta:generator>
    <meta:document-statistic meta:table-count="0" meta:image-count="0" meta:object-count="0" meta:page-count="2" meta:paragraph-count="40" meta:word-count="595" meta:character-count="3896" meta:non-whitespace-character-count="3328"/>
  </office:meta>
</office:document-meta>
</file>